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2000002D29BF508AE.png" manifest:media-type="image/png"/>
  <manifest:file-entry manifest:full-path="Pictures/1000000000000502000002D259CF2B96.png" manifest:media-type="image/png"/>
  <manifest:file-entry manifest:full-path="Pictures/1000000000000502000002D2CCB76BE5.png" manifest:media-type="image/png"/>
  <manifest:file-entry manifest:full-path="Pictures/1000000000000502000002D2F66BA6B3.png" manifest:media-type="image/png"/>
  <manifest:file-entry manifest:full-path="Pictures/1000000000000502000002D2B974EFBF.png" manifest:media-type="image/png"/>
  <manifest:file-entry manifest:full-path="Pictures/1000000000000502000002D228DC22CF.png" manifest:media-type="image/png"/>
  <manifest:file-entry manifest:full-path="Pictures/1000000000000502000002D22991EA3A.png" manifest:media-type="image/png"/>
  <manifest:file-entry manifest:full-path="Pictures/1000000000000502000002D23372439A.png" manifest:media-type="image/png"/>
  <manifest:file-entry manifest:full-path="Pictures/1000000000000502000002D2273C66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06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e480a" loext:opacity="100%" fo:font-size="11pt" style:font-size-asian="11pt" style:font-size-complex="11pt"/>
    </style:style>
    <style:style style:name="P3" style:family="paragraph">
      <loext:graphic-properties draw:fill="none" draw:fill-color="#ffffff"/>
      <style:paragraph-properties fo:text-align="center"/>
      <style:text-properties fo:color="#be480a" loext:opacity="100%" fo:font-size="11pt" style:font-size-asian="11pt" style:font-size-complex="11pt"/>
    </style:style>
    <style:style style:name="P4" style:family="paragraph">
      <style:paragraph-properties fo:text-align="center"/>
      <style:text-properties fo:color="#3465a4" loext:opacity="100%" fo:font-size="11pt" style:font-size-asian="11pt" style:font-size-complex="11pt"/>
    </style:style>
    <style:style style:name="P5" style:family="paragraph">
      <loext:graphic-properties draw:fill="none" draw:fill-color="#ffffff"/>
      <style:paragraph-properties fo:text-align="center"/>
      <style:text-properties fo:color="#3465a4" loext:opacity="100%" fo:font-size="11pt" style:font-size-asian="11pt" style:font-size-complex="11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be480a" loext:opacity="100%" fo:font-size="11pt" style:font-size-asian="11pt" style:font-size-complex="11pt"/>
    </style:style>
    <style:style style:name="T2" style:family="text">
      <style:text-properties fo:color="#3465a4" loext:opacity="100%"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2cm" svg:height="4.112cm" svg:x="3.54cm" svg:y="3.57cm">
          <draw:image xlink:href="Pictures/1000000000000502000002D2273C6628.png" xlink:type="simple" xlink:show="embed" xlink:actuate="onLoad" draw:mime-type="image/png">
            <text:p/>
          </draw:image>
        </draw:frame>
        <draw:frame draw:style-name="gr2" draw:text-style-name="P3" draw:layer="layout" svg:width="2.858cm" svg:height="0.683cm" svg:x="5.762cm" svg:y="5.327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5.762cm" svg:y="6.528cm">
          <draw:text-box>
            <text:p text:style-name="P4"><text:span text:style-name="T2">P-Slices</text:span></text:p>
          </draw:text-box>
        </draw:frame>
        <draw:frame draw:style-name="gr1" draw:text-style-name="P1" draw:layer="layout" svg:width="7.29cm" svg:height="4.115cm" svg:x="11.16cm" svg:y="3.552cm">
          <draw:image xlink:href="Pictures/1000000000000502000002D23372439A.png" xlink:type="simple" xlink:show="embed" xlink:actuate="onLoad" draw:mime-type="image/png">
            <text:p/>
          </draw:image>
        </draw:frame>
        <draw:frame draw:style-name="gr2" draw:text-style-name="P3" draw:layer="layout" svg:width="2.858cm" svg:height="0.683cm" svg:x="13.376cm" svg:y="5.728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13.376cm" svg:y="4.629cm">
          <draw:text-box>
            <text:p text:style-name="P4"><text:span text:style-name="T2">P-Slices</text:span></text:p>
          </draw:text-box>
        </draw:frame>
        <draw:frame draw:style-name="gr1" draw:text-style-name="P1" draw:layer="layout" svg:width="7.29cm" svg:height="4.115cm" svg:x="18.786cm" svg:y="3.569cm">
          <draw:image xlink:href="Pictures/1000000000000502000002D228DC22CF.png" xlink:type="simple" xlink:show="embed" xlink:actuate="onLoad" draw:mime-type="image/png">
            <text:p/>
          </draw:image>
        </draw:frame>
        <draw:frame draw:style-name="gr2" draw:text-style-name="P3" draw:layer="layout" svg:width="2.858cm" svg:height="0.683cm" svg:x="20.996cm" svg:y="4.829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20.996cm" svg:y="6.03cm">
          <draw:text-box>
            <text:p text:style-name="P4"><text:span text:style-name="T2">P-Slices</text:span></text:p>
          </draw:text-box>
        </draw:frame>
        <draw:frame draw:style-name="gr1" draw:text-style-name="P1" draw:layer="layout" svg:width="7.29cm" svg:height="4.115cm" svg:x="3.54cm" svg:y="8.606cm">
          <draw:image xlink:href="Pictures/1000000000000502000002D2B974EFBF.png" xlink:type="simple" xlink:show="embed" xlink:actuate="onLoad" draw:mime-type="image/png">
            <text:p/>
          </draw:image>
        </draw:frame>
        <draw:frame draw:style-name="gr2" draw:text-style-name="P3" draw:layer="layout" svg:width="2.858cm" svg:height="0.683cm" svg:x="5.762cm" svg:y="11.228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5.762cm" svg:y="9.729cm">
          <draw:text-box>
            <text:p text:style-name="P4"><text:span text:style-name="T2">P-Slices</text:span></text:p>
          </draw:text-box>
        </draw:frame>
        <draw:frame draw:style-name="gr1" draw:text-style-name="P1" draw:layer="layout" svg:width="7.29cm" svg:height="4.115cm" svg:x="11.172cm" svg:y="8.606cm">
          <draw:image xlink:href="Pictures/1000000000000502000002D2F66BA6B3.png" xlink:type="simple" xlink:show="embed" xlink:actuate="onLoad" draw:mime-type="image/png">
            <text:p/>
          </draw:image>
        </draw:frame>
        <draw:frame draw:style-name="gr2" draw:text-style-name="P3" draw:layer="layout" svg:width="2.858cm" svg:height="0.683cm" svg:x="13.376cm" svg:y="9.429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13.376cm" svg:y="10.83cm">
          <draw:text-box>
            <text:p text:style-name="P4"><text:span text:style-name="T2">P-Slices</text:span></text:p>
          </draw:text-box>
        </draw:frame>
        <draw:frame draw:style-name="gr1" draw:text-style-name="P1" draw:layer="layout" svg:width="7.29cm" svg:height="4.115cm" svg:x="18.786cm" svg:y="8.597cm">
          <draw:image xlink:href="Pictures/1000000000000502000002D2CCB76BE5.png" xlink:type="simple" xlink:show="embed" xlink:actuate="onLoad" draw:mime-type="image/png">
            <text:p/>
          </draw:image>
        </draw:frame>
        <draw:frame draw:style-name="gr2" draw:text-style-name="P3" draw:layer="layout" svg:width="2.858cm" svg:height="0.683cm" svg:x="20.996cm" svg:y="11.63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20.996cm" svg:y="9.931cm">
          <draw:text-box>
            <text:p text:style-name="P4"><text:span text:style-name="T2">P-Slices</text:span></text:p>
          </draw:text-box>
        </draw:frame>
        <draw:frame draw:style-name="gr3" draw:text-style-name="P7" draw:layer="layout" svg:width="4.445cm" svg:height="0.806cm" svg:x="4.969cm" svg:y="7.685cm">
          <draw:text-box>
            <text:p text:style-name="P6"><text:span text:style-name="T3">Frames 1–3</text:span></text:p>
          </draw:text-box>
        </draw:frame>
        <draw:frame draw:style-name="gr3" draw:text-style-name="P7" draw:layer="layout" svg:width="4.445cm" svg:height="0.806cm" svg:x="12.583cm" svg:y="7.685cm">
          <draw:text-box>
            <text:p text:style-name="P6"><text:span text:style-name="T3">Frames 4–6</text:span></text:p>
          </draw:text-box>
        </draw:frame>
        <draw:frame draw:style-name="gr3" draw:text-style-name="P7" draw:layer="layout" svg:width="4.445cm" svg:height="0.806cm" svg:x="20.209cm" svg:y="7.685cm">
          <draw:text-box>
            <text:p text:style-name="P6"><text:span text:style-name="T3">Frames 7–9</text:span></text:p>
          </draw:text-box>
        </draw:frame>
        <draw:frame draw:style-name="gr3" draw:text-style-name="P7" draw:layer="layout" svg:width="4.445cm" svg:height="0.806cm" svg:x="4.97cm" svg:y="12.685cm">
          <draw:text-box>
            <text:p text:style-name="P6"><text:span text:style-name="T3">Frames 10–12</text:span></text:p>
          </draw:text-box>
        </draw:frame>
        <draw:frame draw:style-name="gr3" draw:text-style-name="P7" draw:layer="layout" svg:width="4.445cm" svg:height="0.806cm" svg:x="12.584cm" svg:y="12.685cm">
          <draw:text-box>
            <text:p text:style-name="P6"><text:span text:style-name="T3">Frames 13–15</text:span></text:p>
          </draw:text-box>
        </draw:frame>
        <draw:frame draw:style-name="gr3" draw:text-style-name="P7" draw:layer="layout" svg:width="4.445cm" svg:height="0.806cm" svg:x="20.21cm" svg:y="12.685cm">
          <draw:text-box>
            <text:p text:style-name="P6"><text:span text:style-name="T3">Frames 16–18</text:span></text:p>
          </draw:text-box>
        </draw:frame>
        <draw:frame draw:style-name="gr1" draw:text-style-name="P1" draw:layer="layout" svg:width="7.29cm" svg:height="4.115cm" svg:x="3.552cm" svg:y="13.7cm">
          <draw:image xlink:href="Pictures/1000000000000502000002D259CF2B96.png" xlink:type="simple" xlink:show="embed" xlink:actuate="onLoad" draw:mime-type="image/png">
            <text:p/>
          </draw:image>
        </draw:frame>
        <draw:frame draw:style-name="gr1" draw:text-style-name="P1" draw:layer="layout" svg:width="7.29cm" svg:height="4.115cm" svg:x="11.172cm" svg:y="13.712cm">
          <draw:image xlink:href="Pictures/1000000000000502000002D22991EA3A.png" xlink:type="simple" xlink:show="embed" xlink:actuate="onLoad" draw:mime-type="image/png">
            <text:p/>
          </draw:image>
        </draw:frame>
        <draw:frame draw:style-name="gr1" draw:text-style-name="P1" draw:layer="layout" svg:width="7.29cm" svg:height="4.115cm" svg:x="18.792cm" svg:y="13.712cm">
          <draw:image xlink:href="Pictures/1000000000000502000002D29BF508AE.png" xlink:type="simple" xlink:show="embed" xlink:actuate="onLoad" draw:mime-type="image/png">
            <text:p/>
          </draw:image>
        </draw:frame>
        <draw:frame draw:style-name="gr3" draw:text-style-name="P7" draw:layer="layout" svg:width="4.445cm" svg:height="0.806cm" svg:x="20.211cm" svg:y="17.885cm">
          <draw:text-box>
            <text:p text:style-name="P6"><text:span text:style-name="T3">Frames 25–27</text:span></text:p>
          </draw:text-box>
        </draw:frame>
        <draw:frame draw:style-name="gr3" draw:text-style-name="P7" draw:layer="layout" svg:width="4.445cm" svg:height="0.806cm" svg:x="12.595cm" svg:y="17.885cm">
          <draw:text-box>
            <text:p text:style-name="P6"><text:span text:style-name="T3">Frames 22–24</text:span></text:p>
          </draw:text-box>
        </draw:frame>
        <draw:frame draw:style-name="gr3" draw:text-style-name="P7" draw:layer="layout" svg:width="4.445cm" svg:height="0.806cm" svg:x="4.975cm" svg:y="17.885cm">
          <draw:text-box>
            <text:p text:style-name="P6"><text:span text:style-name="T3">Frames 19–21</text:span></text:p>
          </draw:text-box>
        </draw:frame>
        <draw:frame draw:style-name="gr2" draw:text-style-name="P5" draw:layer="layout" svg:width="2.858cm" svg:height="0.683cm" svg:x="5.762cm" svg:y="15.63cm">
          <draw:text-box>
            <text:p text:style-name="P4"><text:span text:style-name="T2">P-Slices</text:span></text:p>
          </draw:text-box>
        </draw:frame>
        <draw:frame draw:style-name="gr2" draw:text-style-name="P3" draw:layer="layout" svg:width="2.858cm" svg:height="0.683cm" svg:x="5.762cm" svg:y="14.029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13.376cm" svg:y="15.431cm">
          <draw:text-box>
            <text:p text:style-name="P4"><text:span text:style-name="T2">P-Slices</text:span></text:p>
          </draw:text-box>
        </draw:frame>
        <draw:frame draw:style-name="gr2" draw:text-style-name="P3" draw:layer="layout" svg:width="2.858cm" svg:height="0.683cm" svg:x="13.376cm" svg:y="17.13cm">
          <draw:text-box>
            <text:p text:style-name="P2"><text:span text:style-name="T1">I-Slices</text:span></text:p>
          </draw:text-box>
        </draw:frame>
        <draw:frame draw:style-name="gr2" draw:text-style-name="P5" draw:layer="layout" svg:width="2.858cm" svg:height="0.683cm" svg:x="20.996cm" svg:y="15.832cm">
          <draw:text-box>
            <text:p text:style-name="P4"><text:span text:style-name="T2">P-Slices</text:span></text:p>
          </draw:text-box>
        </draw:frame>
        <draw:frame draw:style-name="gr2" draw:text-style-name="P3" draw:layer="layout" svg:width="2.858cm" svg:height="0.683cm" svg:x="20.996cm" svg:y="13.631cm">
          <draw:text-box>
            <text:p text:style-name="P2"><text:span text:style-name="T1">I-Slic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6:07:15.010273214</meta:creation-date>
    <dc:date>2024-11-24T02:34:38.386379397</dc:date>
    <meta:editing-duration>P1DT9H20M12S</meta:editing-duration>
    <meta:editing-cycles>4</meta:editing-cycles>
    <meta:generator>LibreOffice/24.8.3.2$Linux_X86_64 LibreOffice_project/480$Build-2</meta:generator>
    <meta:print-date>2024-11-22T16:57:18.428923566</meta:print-date>
    <meta:printed-by>PDF files</meta:printed-by>
    <meta:document-statistic meta:object-count="36"/>
  </office:meta>
</office:document-meta>
</file>